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70f4" officeooo:paragraph-rsid="001b7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گیت فلو یک روند قراردادی بین اعضای یک پروژه است تا بتونن براساس اون پروژه رو بدون مشکل خاصی توسعه بدن و اون رو روی گیت منتشر کنن. چندین روش مختلف هم برای گیت فلو پیشنهاد میشه که براساس نوع کار و سایز تیم و غیره میشه بهترین روش رو برای یک پروژه انتخاب کرد.</text:p>
      <text:p text:style-name="P1"><text:s/>شاخه های اصلی یک پروژه شامل موارد زیر است:</text:p>
      <text:p text:style-name="P1">master: شاخه اصلی پروژه</text:p>
      <text:p text:style-name="P1">hotfixes: شاخه ای که باگ های کد اصلی در صورت وجود به اون وارد میشن و پس از رفع خروجی اون به مستر منتقل میشه.</text:p>
      <text:p text:style-name="P1">Release branch: شاخه ای که کدهای توسعه داده شده قبل از مرج شدن با کد اصلی شاخه مستر به اون وارد میشن تا باگ های نهایی گرفته بشه.</text:p>
      <text:p text:style-name="P1">Develop: شاخه توسعه کدها و پروژه</text:p>
      <text:p text:style-name="P1">feature branches: این شاخه یا شاخه ها در حقیقت خرد شده ی شاخه توسعه هستن که هر فیچر به یک تیم سپرده میشه تا روی توسعه اون کار کنه و در نهایت خروجی رو به شاخه توسعه منتقل کنه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8:49:15.587370052</meta:creation-date>
    <dc:date>2022-07-12T18:55:43.375475787</dc:date>
    <meta:editing-duration>PT6M28S</meta:editing-duration>
    <meta:editing-cycles>1</meta:editing-cycles>
    <meta:document-statistic meta:table-count="0" meta:image-count="0" meta:object-count="0" meta:page-count="1" meta:paragraph-count="7" meta:word-count="166" meta:character-count="763" meta:non-whitespace-character-count="603"/>
    <meta:generator>LibreOffice/6.4.7.2$Linux_X86_64 LibreOffice_project/40$Build-2</meta:generator>
  </office:meta>
</office:document-meta>
</file>